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rsid="0017afcb" officeooo:paragraph-rsid="0017afcb"/>
    </style:style>
    <style:style style:name="P4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T1" style:family="text">
      <style:text-properties officeooo:rsid="0017af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Requisitos funcionais:</text:p>
      <text:list xml:id="list2117488325" text:style-name="WWNum1">
        <text:list-header>
          <text:p text:style-name="P4">Utilizamos RF para identificar como requisito funcional, <text:span text:style-name="T1">seguido do número do requisito.</text:span></text:p>
          <text:p text:style-name="P2"><text:span text:style-name="T1">[RF01] </text:span>Fazer busca de um produto: <text:span text:style-name="T1">o</text:span> usuário deve conseguir realizar uma busca <text:span text:style-name="T1">por um produto.</text:span></text:p>
          <text:p text:style-name="P2"><text:span text:style-name="T1">[RF02] </text:span>Comprar: <text:span text:style-name="T1">o</text:span> usuário deve conseguir comprar um produto em oferta.</text:p>
          <text:p text:style-name="P2"><text:span text:style-name="T1">[RF03] </text:span>Vender um produto: deve ser possível ofertar a venda de um produto.</text:p>
          <text:p text:style-name="P2"><text:span text:style-name="T1">[RF04] </text:span>Realizar <text:span text:style-name="T1">cadastro:</text:span> deve ser possível o usuário realizar um cadastro.</text:p>
          <text:p text:style-name="P3">[RF05]Cadastrar produto: o usuário deve conseguir cadastrar um novo produto.</text:p>
          <text:p text:style-name="P2"><text:span text:style-name="T1">[RF06] </text:span>Criar um grupo: de compras o usuário deve conseguir criar um jogo de compras.</text:p>
          <text:p text:style-name="P2"><text:span text:style-name="T1">[RF07] </text:span>Entrar em um grupo de compras: o usuário deve conseguir entrar em um grupo de compras.</text:p>
          <text:p text:style-name="P2"><text:span text:style-name="T1">[RF08] </text:span>Sair de um grupo de compras: o usuário deve conseguir sair de um grupo de compras.</text:p>
          <text:p text:style-name="P2"><text:span text:style-name="T1">[RF09]</text:span> Modificar preço de um produto: o usuário que está vendendo um produto deve conseguir fazer alterações no preço das ofertas.</text:p>
          <text:p text:style-name="P2"><text:span text:style-name="T1">[RF10]</text:span>Escolher forma de pagamento: <text:span text:style-name="T1">o</text:span> usuário deve conseguir escolher uma forma de pagamento dentre as<text:bookmark text:name="_GoBack"/> disponíveis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.melo.ifpe2017@gmail.com</meta:initial-creator>
    <meta:editing-cycles>3</meta:editing-cycles>
    <meta:creation-date>2019-04-10T11:55:00</meta:creation-date>
    <dc:date>2019-04-10T09:06:02.498000000</dc:date>
    <meta:editing-duration>PT8M57S</meta:editing-duration>
    <meta:generator>LibreOffice/6.1.4.2$Windows_X86_64 LibreOffice_project/9d0f32d1f0b509096fd65e0d4bec26ddd1938fd3</meta:generator>
    <meta:document-statistic meta:table-count="0" meta:image-count="0" meta:object-count="0" meta:page-count="1" meta:paragraph-count="12" meta:word-count="161" meta:character-count="1009" meta:non-whitespace-character-count="8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